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38000003D5E9A83943E352C96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1846in, 2.5055in, 0.0016in, 3.1492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1575in" svg:y="0.278in" svg:width="7.8508in" svg:height="5.7929in" draw:z-index="0"><draw:image xlink:href="Pictures/1000000000000738000003D5E9A83943E352C96F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217in" fo:margin-bottom="0.7902in" fo:margin-left="0.0984in" fo:margin-right="0.10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9T23:15:04.893801464</meta:creation-date>
    <dc:date>2020-09-10T21:59:52.931725882</dc:date>
    <meta:editing-duration>PT6M19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